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5.514cm" style:rel-column-width="21257*"/>
    </style:style>
    <style:style style:name="Tableau1.B" style:family="table-column">
      <style:table-column-properties style:column-width="2.284cm" style:rel-column-width="8806*"/>
    </style:style>
    <style:style style:name="Tableau1.C" style:family="table-column">
      <style:table-column-properties style:column-width="2.646cm" style:rel-column-width="10200*"/>
    </style:style>
    <style:style style:name="Tableau1.D" style:family="table-column">
      <style:table-column-properties style:column-width="0.887cm" style:rel-column-width="3420*"/>
    </style:style>
    <style:style style:name="Tableau1.E" style:family="table-column">
      <style:table-column-properties style:column-width="2.833cm" style:rel-column-width="10921*"/>
    </style:style>
    <style:style style:name="Tableau1.F" style:family="table-column">
      <style:table-column-properties style:column-width="2.835cm" style:rel-column-width="10931*"/>
    </style:style>
    <style:style style:name="Tableau1.A1" style:family="table-cell">
      <style:table-cell-properties fo:background-color="#ffcc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F1" style:family="table-cell">
      <style:table-cell-properties fo:background-color="#ffcc99" fo:padding="0.097cm" fo:border="0.05pt solid #000000">
        <style:background-image/>
      </style:table-cell-properties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none" fo:border-top="none" fo:border-bottom="0.05pt solid #000000"/>
    </style:style>
    <style:style style:name="Tableau1.E2" style:family="table-cell">
      <style:table-cell-properties fo:padding="0.097cm" fo:border-left="0.05pt solid #000000" fo:border-right="none" fo:border-top="none" fo:border-bottom="0.05pt solid #000000"/>
    </style:style>
    <style:style style:name="Tableau1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Default_20_Text">
      <style:text-properties style:font-name="Arial"/>
    </style:style>
    <style:style style:name="P2" style:family="paragraph" style:parent-style-name="Default_20_Text">
      <style:paragraph-properties fo:text-align="center" style:justify-single-word="false"/>
      <style:text-properties fo:color="#0000ff" loext:opacity="100%" style:font-name="Times New Roman" fo:font-weight="bold" style:font-weight-asian="bold" style:font-weight-complex="bold"/>
    </style:style>
    <style:style style:name="P3" style:family="paragraph" style:parent-style-name="Default_20_Text">
      <style:text-properties style:font-name="Times New Roman"/>
    </style:style>
    <style:style style:name="P4" style:family="paragraph" style:parent-style-name="Default_20_Text">
      <style:text-properties style:font-name="Times New Roman" fo:font-style="italic" style:font-style-asian="italic" style:font-style-complex="italic"/>
    </style:style>
    <style:style style:name="P5" style:family="paragraph" style:parent-style-name="Default_20_Text">
      <style:text-properties style:font-name="Times New Roman" fo:font-size="10pt" style:font-size-asian="10pt" style:font-size-complex="10pt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text-properties style:font-name="Times New Roman" fo:font-size="10pt" fo:font-weight="normal" fo:background-color="transparent" style:font-size-asian="10pt" style:font-weight-asian="normal" style:font-size-complex="10pt" style:font-weight-complex="normal"/>
    </style:style>
    <style:style style:name="P8" style:family="paragraph" style:parent-style-name="Default_20_Text">
      <style:text-properties style:font-name="Times New Roman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9" style:family="paragraph" style:parent-style-name="Default_20_Text">
      <style:text-properties style:font-name="Times New Roman" fo:font-size="10pt" style:text-underline-style="solid" style:text-underline-width="auto" style:text-underline-color="font-color" fo:font-weight="bold" fo:background-color="transparent" style:font-size-asian="10pt" style:font-weight-asian="bold" style:font-size-complex="10pt" style:font-weight-complex="bold"/>
    </style:style>
    <style:style style:name="P10" style:family="paragraph" style:parent-style-name="Default_20_Text">
      <style:text-properties style:font-name="Times New Roman" fo:font-size="10pt" style:text-underline-style="none" fo:font-weight="normal" style:font-size-asian="10pt" style:font-weight-asian="normal" style:font-size-complex="10pt" style:font-weight-complex="normal"/>
    </style:style>
    <style:style style:name="P11" style:family="paragraph" style:parent-style-name="Default_20_Text">
      <style:text-properties style:font-name="Times New Roman" fo:font-size="10pt" style:text-underline-style="none" fo:font-weight="normal" fo:background-color="transparent" style:font-size-asian="10pt" style:font-weight-asian="normal" style:font-size-complex="10pt" style:font-weight-complex="normal"/>
    </style:style>
    <style:style style:name="P12" style:family="paragraph" style:parent-style-name="Default_20_Text">
      <style:text-properties style:font-name="Times New Roman" fo:font-size="10pt" fo:font-style="normal" style:font-size-asian="10pt" style:font-style-asian="normal" style:font-size-complex="10pt" style:font-style-complex="normal"/>
    </style:style>
    <style:style style:name="P13" style:family="paragraph" style:parent-style-name="Default_20_Text">
      <style:text-properties style:font-name="Times New Roman" fo:font-size="10pt" fo:font-weight="bold" fo:background-color="transparent" style:font-size-asian="10pt" style:font-weight-asian="bold" style:font-size-complex="10pt" style:font-weight-complex="bold"/>
    </style:style>
    <style:style style:name="P14" style:family="paragraph" style:parent-style-name="Default_20_Text">
      <style:text-properties style:font-name="Times New Roman" fo:font-style="normal" style:font-style-asian="normal" style:font-style-complex="normal"/>
    </style:style>
    <style:style style:name="P15" style:family="paragraph" style:parent-style-name="Default_20_Text">
      <style:text-properties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Table_20_Contents">
      <style:text-properties style:font-name="Times New Roman" style:font-size-asian="10pt" style:font-size-complex="10pt"/>
    </style:style>
    <style:style style:name="P17" style:family="paragraph" style:parent-style-name="Table_20_Heading">
      <style:text-properties fo:color="#99284c" loext:opacity="100%" style:font-name="Times New Roman" style:font-size-asian="10pt" style:font-size-complex="10pt"/>
    </style:style>
    <style:style style:name="T1" style:family="text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T2" style:family="text">
      <style:text-properties style:font-name="Times New Roman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EMPLATE DOCUMENT FOR COMMERCIAL PROPOSAL</text:p>
      <text:p text:style-name="P3"/>
      <text:p text:style-name="P15">This is an ODT template document used to generate personalized documents for your customers or suppliers.</text:p>
      <text:p text:style-name="P15"/>
      <text:p text:style-name="P14"><text:span text:style-name="T1">My information:</text:span></text:p>
      <text:p text:style-name="P4">This is a list of tags that will be replaced with your informations:</text:p>
      <text:p text:style-name="P5">mycompany_logo = {mycompany_logo}</text:p>
      <text:p text:style-name="P5">mycompany_name = {mycompany_name}</text:p>
      <text:p text:style-name="P5">mycompany_address = {mycompany_address}</text:p>
      <text:p text:style-name="P5">mycompany_zip = {mycompany_zip}</text:p>
      <text:p text:style-name="P5">mycompany_town = {mycompany_town}</text:p>
      <text:p text:style-name="P5">mycompany_country = {mycompany_country}</text:p>
      <text:p text:style-name="P6">mycompany_country_code = {mycompany_country_code}</text:p>
      <text:p text:style-name="P6">mycompany_state = {mycompany_state}</text:p>
      <text:p text:style-name="P6">mycompany_state_code = {mycompany_state_code}</text:p>
      <text:p text:style-name="P5">mycompany_phone = {mycompany_phone}</text:p>
      <text:p text:style-name="P5">mycompany_fax = {mycompany_fax}</text:p>
      <text:p text:style-name="P5">mycompany_email = {mycompany_email}</text:p>
      <text:p text:style-name="P5">mycompany_web = {mycompany_web}</text:p>
      <text:p text:style-name="P5">mycompany_barcode = {mycompany_barcode}</text:p>
      <text:p text:style-name="P5">mycompany_capital= {mycompany_capital}</text:p>
      <text:p text:style-name="P5">mycompany_juridicalstatus= {mycompany_juridicalstatus}</text:p>
      <text:p text:style-name="P5">mycompany_idprof1 = {mycompany_idprof1}</text:p>
      <text:p text:style-name="P5">mycompany_idprof2 = {mycompany_idprof2}</text:p>
      <text:p text:style-name="P5">mycompany_idprof3 = {mycompany_idprof3}</text:p>
      <text:p text:style-name="P5">mycompany_idprof4 = {mycompany_idprof4}</text:p>
      <text:p text:style-name="P6">mycompany_idprof5 = {mycompany_idprof5}</text:p>
      <text:p text:style-name="P6">mycompany_idprof6 = {mycompany_idprof6}</text:p>
      <text:p text:style-name="P5">mycompany_vatnumber = {mycompany_vatnumber}</text:p>
      <text:p text:style-name="P5">mycompany_note = {mycompany_note}</text:p>
      <text:p text:style-name="P5">...</text:p>
      <text:p text:style-name="P7"/>
      <text:p text:style-name="P8">Customers, prospects or suppliers information:</text:p>
      <text:p text:style-name="P4">This is a list of other tags that will be replaced with correct values (tags between {}) :</text:p>
      <text:p text:style-name="P5">company_name = {company_name}</text:p>
      <text:p text:style-name="P5">company_address = {company_address}</text:p>
      <text:p text:style-name="P5">company_zip = {company_zip}</text:p>
      <text:p text:style-name="P5">company_town = {company_town}</text:p>
      <text:p text:style-name="P5">company_country = {company_country}</text:p>
      <text:p text:style-name="P6">company_country_code = {company_country_code}</text:p>
      <text:p text:style-name="P6">company_state = {company_state}</text:p>
      <text:p text:style-name="P6">company_state_code = {company_state_code}</text:p>
      <text:p text:style-name="P5">company_phone = {company_phone}</text:p>
      <text:p text:style-name="P5">company_fax = {company_fax}</text:p>
      <text:p text:style-name="P5">company_email = {company_email}</text:p>
      <text:p text:style-name="P5">company_web = {company_web}</text:p>
      <text:p text:style-name="P5">company_barcode = {company_barcode}</text:p>
      <text:p text:style-name="P5">company_customercode = {company_customercode}</text:p>
      <text:p text:style-name="P5">company_suppliercode = {company_suppliercode}</text:p>
      <text:p text:style-name="P5">company_capital = {company_capital}</text:p>
      <text:p text:style-name="P5">company_juridicalstatus = {company_juridicalstatus}</text:p>
      <text:p text:style-name="P5">company_idprof1 = {company_idprof1}</text:p>
      <text:p text:style-name="P5">company_idprof2 = {company_idprof2}</text:p>
      <text:p text:style-name="P5">company_idprof3 = {company_idprof3}</text:p>
      <text:p text:style-name="P5">company_idprof4 = {company_idprof4}</text:p>
      <text:p text:style-name="P6">company_idprof5 = {company_idprof5}</text:p>
      <text:p text:style-name="P6">company_idprof6 = {company_idprof6}</text:p>
      <text:p text:style-name="P5">company_vatnumber = {company_vatnumber}</text:p>
      <text:p text:style-name="P7">company_note = {company_note}</text:p>
      <text:p text:style-name="P7">…</text:p>
      <text:p text:style-name="P3"><text:soft-page-break/></text:p>
      <text:p text:style-name="P8">User information:</text:p>
      <text:p text:style-name="P10">myuser_lastname = {myuser_lastname}</text:p>
      <text:p text:style-name="P10">myuser_firstname = {myuser_firstname}</text:p>
      <text:p text:style-name="P10">myuser_login = {myuser_login}</text:p>
      <text:p text:style-name="P10">myuser_email = {myuser_email}</text:p>
      <text:p text:style-name="P11">...</text:p>
      <text:p text:style-name="P7"/>
      <text:p text:style-name="P7"/>
      <text:p text:style-name="P7"/>
      <text:p text:style-name="P7"/>
      <text:p text:style-name="P8">Object information:</text:p>
      <text:p text:style-name="P4">This is a list of other tags that will be replaced with correct values (tags between {}) :</text:p>
      <text:p text:style-name="P5">object_id = {object_id}</text:p>
      <text:p text:style-name="P5">object_ref = {object_ref}</text:p>
      <text:p text:style-name="P5">object_ref_customer = {object_ref_customer}</text:p>
      <text:p text:style-name="P5">object_date = {object_date}</text:p>
      <text:p text:style-name="P5">object_date_end = {object_date_end} </text:p>
      <text:p text:style-name="P5">object_date_creation = {object_date_creation}</text:p>
      <text:p text:style-name="P5">object_date_validation = {object_date_validation}</text:p>
      <text:p text:style-name="P5">object_total_ht = {object_total_ht}</text:p>
      <text:p text:style-name="P5">object_total_vat = {object_total_vat}</text:p>
      <text:p text:style-name="P5">object_total_ttc = {object_total_ttc}</text:p>
      <text:p text:style-name="P5">object_payment_mode = {object_payment_mode}</text:p>
      <text:p text:style-name="P5">object_payment_term = {object_payment_term}</text:p>
      <text:p text:style-name="P5">object_note_private = {object_note_private}</text:p>
      <text:p text:style-name="P5">object_note = {object_note}</text:p>
      <text:p text:style-name="P5">free_text = {free_text}</text:p>
      <text:p text:style-name="P7">...</text:p>
      <text:p text:style-name="P4"/>
      <text:p text:style-name="P4"/>
      <text:p text:style-name="P9">Lines of object:</text:p>
      <text:p text:style-name="P4">This is how to use arrays for lines of objects (invoices, commercial proposal, orders, etc...). You must create your array in the document and fill it with following tags:</text:p>
      <text:p text:style-name="P5">[!-- BEGIN row.lines --]</text:p>
      <text:p text:style-name="P5"><text:tab/>{line_fulldesc}</text:p>
      <text:p text:style-name="P5"><text:tab/>{line_vatrate}</text:p>
      <text:p text:style-name="P5"><text:tab/>{line_up}</text:p>
      <text:p text:style-name="P5"><text:tab/>{line_qty}</text:p>
      <text:p text:style-name="P5"><text:tab/>{line_discount_percent}</text:p>
      <text:p text:style-name="P5"><text:tab/>{line_price_ht}</text:p>
      <text:p text:style-name="P5"><text:tab/>{line_price_vat}</text:p>
      <text:p text:style-name="P5"><text:tab/>{line_price_ttc}</text:p>
      <text:p text:style-name="P12">[!-- END row.lines --]</text:p>
      <text:p text:style-name="P4"/>
      <text:p text:style-name="P13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header-rows>
          <table:table-row>
            <table:table-cell table:style-name="Tableau1.A1" office:value-type="string">
              <text:p text:style-name="P17">__Description__</text:p>
            </table:table-cell>
            <table:table-cell table:style-name="Tableau1.A1" office:value-type="string">
              <text:p text:style-name="P17">__VatRate__</text:p>
            </table:table-cell>
            <table:table-cell table:style-name="Tableau1.A1" office:value-type="string">
              <text:p text:style-name="P17">__UP__</text:p>
            </table:table-cell>
            <table:table-cell table:style-name="Tableau1.A1" office:value-type="string">
              <text:p text:style-name="P17">__Qty__</text:p>
            </table:table-cell>
            <table:table-cell table:style-name="Tableau1.A1" office:value-type="string">
              <text:p text:style-name="P17">__Discount__</text:p>
            </table:table-cell>
            <table:table-cell table:style-name="Tableau1.F1" office:value-type="string">
              <text:p text:style-name="P17">__TotalHT__</text:p>
            </table:table-cell>
          </table:table-row>
        </table:table-header-rows>
        <table:table-row>
          <table:table-cell table:style-name="Tableau1.A2" office:value-type="string">
            <text:p text:style-name="P16">[!-- BEGIN row.lines --]{line_fulldesc}</text:p>
          </table:table-cell>
          <table:table-cell table:style-name="Tableau1.B2" office:value-type="string">
            <text:p text:style-name="P16">{line_vatrate}</text:p>
          </table:table-cell>
          <table:table-cell table:style-name="Tableau1.C2" office:value-type="string">
            <text:p text:style-name="P16">{line_up}</text:p>
          </table:table-cell>
          <table:table-cell table:style-name="Tableau1.D2" office:value-type="string">
            <text:p text:style-name="P16">{line_qty}</text:p>
          </table:table-cell>
          <table:table-cell table:style-name="Tableau1.E2" office:value-type="string">
            <text:p text:style-name="P16">{line_discount_percent}</text:p>
          </table:table-cell>
          <table:table-cell table:style-name="Tableau1.F2" office:value-type="string">
            <text:p text:style-name="P16">{line_price_ht}</text:p>
            <text:p text:style-name="P16">[!-- END row.lines --]</text:p>
          </table:table-cell>
        </table:table-row>
      </table:table>
      <text:p text:style-name="P3"/>
      <text:p text:style-name="P3"/>
      <text:p text:style-name="P3"/>
      <text:p text:style-name="P3"/>
      <text:p text:style-name="P3">For complete list of available tags, see on user documentation about using ODT templates on wiki:</text:p>
      <text:p text:style-name="P1"><text:a xlink:type="simple" xlink:href="http://wiki.dolibarr.org/index.php/Create_an_ODT_document_template" text:style-name="Internet_20_link" text:visited-style-name="Visited_20_Internet_20_Link"><text:span text:style-name="T2">http://wiki.dolibarr.org/index.php/Create_an_ODT_document_template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Default_20_Text" style:display-name="Default Text" style:family="paragraph" style:class="tex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Default_20_Text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ext_20_Body_20_Single" style:display-name="Text Body Single" style:family="paragraph" style:parent-style-name="Default_20_Text">
      <style:paragraph-properties fo:margin-top="0cm" fo:margin-bottom="0.212cm" style:contextual-spacing="false"/>
    </style:style>
    <style:style style:name="Table_20_Contents" style:display-name="Table Contents" style:family="paragraph" style:parent-style-name="Text_20_Body_20_Single" style:class="extra">
      <loext:graphic-properties draw:fill="none" draw:fill-color="#99ccff"/>
      <style:paragraph-properties fo:margin-top="0cm" fo:margin-bottom="0cm" style:contextual-spacing="false" fo:background-color="transparent" text:number-lines="false" text:line-number="0">
        <style:tab-stops/>
      </style:paragraph-properties>
      <style:text-properties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1-30T21:09:59.983000000</dc:date>
    <meta:editing-duration>PT4H25M2S</meta:editing-duration>
    <meta:editing-cycles>53</meta:editing-cycles>
    <meta:generator>LibreOffice/7.3.7.2$Windows_X86_64 LibreOffice_project/e114eadc50a9ff8d8c8a0567d6da8f454beeb84f</meta:generator>
    <meta:document-statistic meta:table-count="1" meta:image-count="0" meta:object-count="0" meta:page-count="2" meta:paragraph-count="108" meta:word-count="375" meta:character-count="3670" meta:non-whitespace-character-count="3398"/>
    <meta:user-defined meta:name="Información 1"/>
    <meta:user-defined meta:name="Información 2"/>
    <meta:user-defined meta:name="Información 3"/>
    <meta:user-defined meta:name="Información 4"/>
  </office:meta>
</office:document-meta>
</file>